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201cm"/>
    </style:style>
    <style:style style:name="Table1.B" style:family="table-column">
      <style:table-column-properties style:column-width="13.81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19ab4" officeooo:paragraph-rsid="00119ab4"/>
    </style:style>
    <style:style style:name="P2" style:family="paragraph" style:parent-style-name="Table_20_Contents">
      <style:text-properties officeooo:rsid="000b862a" officeooo:paragraph-rsid="000b862a"/>
    </style:style>
    <style:style style:name="P3" style:family="paragraph" style:parent-style-name="Table_20_Contents">
      <style:text-properties officeooo:rsid="000d6922" officeooo:paragraph-rsid="000d6922"/>
    </style:style>
    <style:style style:name="P4" style:family="paragraph" style:parent-style-name="Table_20_Contents">
      <style:text-properties officeooo:rsid="000eb43c" officeooo:paragraph-rsid="000eb43c"/>
    </style:style>
    <style:style style:name="P5" style:family="paragraph" style:parent-style-name="Table_20_Contents">
      <style:text-properties officeooo:rsid="00105707" officeooo:paragraph-rsid="00105707"/>
    </style:style>
    <style:style style:name="P6" style:family="paragraph" style:parent-style-name="Table_20_Contents">
      <style:text-properties officeooo:rsid="00105707" officeooo:paragraph-rsid="00105707" fo:background-color="#ffff00"/>
    </style:style>
    <style:style style:name="P7" style:family="paragraph" style:parent-style-name="Table_20_Contents">
      <style:text-properties officeooo:rsid="00107d8e" officeooo:paragraph-rsid="00107d8e"/>
    </style:style>
    <style:style style:name="P8" style:family="paragraph" style:parent-style-name="Table_20_Contents">
      <style:text-properties officeooo:rsid="00119ab4" officeooo:paragraph-rsid="00119ab4"/>
    </style:style>
    <style:style style:name="P9" style:family="paragraph" style:parent-style-name="Text_20_body" style:list-style-name="L1"/>
    <style:style style:name="P10" style:family="paragraph" style:parent-style-name="Text_20_body" style:list-style-name="L1">
      <style:paragraph-properties fo:margin-top="0cm" fo:margin-bottom="0cm" loext:contextual-spacing="false"/>
    </style:style>
    <style:style style:name="P11" style:family="paragraph" style:parent-style-name="Table_20_Contents">
      <style:text-properties officeooo:rsid="000d6922" officeooo:paragraph-rsid="000d6922"/>
    </style:style>
    <style:style style:name="T1" style:family="text">
      <style:text-properties fo:background-color="#ffff00" loext:char-shading-value="0"/>
    </style:style>
    <style:style style:name="T2" style:family="text">
      <style:text-properties officeooo:rsid="000d6922"/>
    </style:style>
    <style:style style:name="T3" style:family="text">
      <style:text-properties officeooo:rsid="00119ab4"/>
    </style:style>
    <style:style style:name="T4" style:family="text">
      <style:text-properties officeooo:rsid="0011e788"/>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2">Paper</text:p>
          </table:table-cell>
          <table:table-cell table:style-name="Table1.B1" office:value-type="string">
            <text:p text:style-name="P2">Notes</text:p>
          </table:table-cell>
        </table:table-row>
        <table:table-row>
          <table:table-cell table:style-name="Table1.A2" office:value-type="string">
            <text:p text:style-name="P2">Statistical Forward planning <text:span text:style-name="T2">- Models</text:span></text:p>
          </table:table-cell>
          <table:table-cell table:style-name="Table1.B2" office:value-type="string">
            <text:p text:style-name="P2">- Another MCTS implementation with a</text:p>
            <text:p text:style-name="P2">depth D = 2). Osogami fixes random seeds on the first level of the tree and perform deterministic rollouts with D = 10.</text:p>
            <text:p text:style-name="P2"/>
            <text:p text:style-name="P2">- Zhou et al. (Zhou et al. 2018) compared different search</text:p>
            <text:p text:style-name="P2">techniques, such as MCTS, BFS and Flat Monte Carlo</text:p>
            <text:p text:style-name="P2">search in this game. The authors show, in the full observable</text:p>
            <text:p text:style-name="P2">mode, that MCTS is able to beat simpler and hand-crafted</text:p>
            <text:p text:style-name="P2">solutions</text:p>
            <text:p text:style-name="P2"/>
            <text:p text:style-name="P2">- Peng et al. (Peng et al. 2018) used continual learning to train a population of</text:p>
            <text:p text:style-name="P2">advantage-actor-critic (A2C) agents in Pommerman, beating all other learning agents in the 2018 Competition. A Deep Neural Network (DNN) is updated using A2C in a pro-cess that allows the agent to progressively learn new skills,</text:p>
            <text:p text:style-name="P2">such as picking items and hiding from bomb explosions.</text:p>
            <text:p text:style-name="P2"/>
            <text:p text:style-name="P2">- Maly-sheva et al. 2018), which uses Relevance Graphs obtained</text:p>
            <text:p text:style-name="P2">by a self-attention mechanism. This agent, enhanced with a message generation system, analyzes the relevance of other agents and items observed in the environment. The authors show that their Multi-Agent network outperforms all other tested agents.</text:p>
            <text:p text:style-name="P2"/>
            <text:p text:style-name="P2">- Resnick et al. (Resnick et al. 2018b) proposed Backplay, which speeds up training by starting on the terminal states of an episode. By backtracking towards the initial state, the agent improves on sample-efficiency and can learn</text:p>
            <text:p text:style-name="P2">faster using curriculum learning</text:p>
            <text:p text:style-name="P2"/>
            <text:p text:style-name="P2">- (Gao et al. 2019) implemented Skynet, second-best learning agent in the NeurIPS2018 Team Competition. Each agent of this team is a neural</text:p>
            <text:p text:style-name="P2">network trained with Proximal Policy Optimization, reward shaping, curriculum learning and action pruning.</text:p>
            <text:p text:style-name="P2"/>
            <text:p text:style-name="P2">- Finally, some relevant work on hybrid methods combines</text:p>
            <text:p text:style-name="P2">Deep Learning with MCTS. In (Kartal, Hernandez-Leal, and</text:p>
            <text:p text:style-name="P2">Taylor 2018), also later expanded in (Kartal et al. 2019), the</text:p>
            <text:p text:style-name="P2">authors train a DNN using Asynchronous Advantage Actor-</text:p>
            <text:p text:style-name="P2">Critic (A3C) enhanced with temporal distance to goal states.</text:p>
            <text:p text:style-name="P2">They also integrate MCTS as a demonstrator for A3C, which</text:p>
            <text:p text:style-name="P2">helps reduce agent suicides during training via Imitation</text:p>
            <text:p text:style-name="P2">Learning. It is interesting to observe here that these findings</text:p>
            <text:p text:style-name="P2">align with the l<text:span text:style-name="T1">ower suicide rate shown by MCTS</text:span> in the ex-</text:p>
            <text:p text:style-name="P2">periments performed for this paper (see Results section).</text:p>
          </table:table-cell>
        </table:table-row>
        <table:table-row>
          <table:table-cell table:style-name="Table1.A2" office:value-type="string">
            <text:p text:style-name="P3"><text:s/>Heuristic</text:p>
          </table:table-cell>
          <table:table-cell table:style-name="Table1.B2" office:value-type="string">
            <text:p text:style-name="P3">Custom State Heuristic: OSLA, MCTS and RHEA use</text:p>
            <text:p text:style-name="P3">the same heuristic to evaluate a state. It is calculated as the</text:p>
            <text:p text:style-name="P3">difference between the root and the evaluated game states,</text:p>
            <text:p text:style-name="P3">based on a series of features: number of alive teammates</text:p>
            <text:p text:style-name="P3">(∆ t ), number of alive enemies (∆ e ), number of existing</text:p>
            <text:p text:style-name="P3">wooden blocks (∆ w ), blast strength (∆ b ) and the ability</text:p>
            <text:p text:style-name="P3">of kicking bombs</text:p>
            <text:p text:style-name="P3">P (∆ k ∈ {0, 1}). The state value is the</text:p>
            <text:p text:style-name="P3"><text:soft-page-break/>weighted sum i ∆ i × w i , where w t = 0.1 (0 for FFA),</text:p>
            <text:p text:style-name="P3">w e = 0.13 (0.17 for FFA), w w = 0.1, w b = 0.15 and</text:p>
            <text:p text:style-name="P3">w k = 0.15. The weights were manually picked by observing</text:p>
            <text:p text:style-name="P3">agent performance prior to the experiments.</text:p>
          </table:table-cell>
        </table:table-row>
        <table:table-row>
          <table:table-cell table:style-name="Table1.A2" office:value-type="string">
            <text:p text:style-name="P3">Ideas</text:p>
          </table:table-cell>
          <table:table-cell table:style-name="Table1.B2" office:value-type="string">
            <text:p text:style-name="P3">Adding heuristics to remember where and when</text:p>
            <text:p text:style-name="P3">bombs were placed may lead to a performance boost. An-</text:p>
            <text:p text:style-name="P3">other interesting observation is that many games end up in</text:p>
            <text:p text:style-name="P3">ties, especially when the visibility range of the agents is</text:p>
            <text:p text:style-name="P3">greatly limited. One possibility to alleviate this is to adopt</text:p>
            <text:p text:style-name="P3">the collapsing boards methodology followed in the Pommer-</text:p>
            <text:p text:style-name="P3">man, by which winners are enforced.</text:p>
            <text:p text:style-name="P3"/>
            <text:p text:style-name="P3">A possibility of future</text:p>
            <text:p text:style-name="P3">work is to automatically tune RHEA parameters to boost</text:p>
            <text:p text:style-name="P3">the strength of this method, which in many other games has</text:p>
            <text:p text:style-name="P3">shown competitive performance with MCTS.</text:p>
          </table:table-cell>
        </table:table-row>
        <table:table-row>
          <table:table-cell table:style-name="Table1.A2" office:value-type="string">
            <text:p text:style-name="P4">Opponent Modelling</text:p>
          </table:table-cell>
          <table:table-cell table:style-name="Table1.B2" office:value-type="string">
            <text:p text:style-name="P3">One of them is to learn an effec-</text:p>
            <text:p text:style-name="P3">tive opponent model of the other agents, which improves</text:p>
            <text:p text:style-name="P3">upon the random modelling assumed in this paper. Sim-</text:p>
            <text:p text:style-name="P3">ple statistical modelling based on the frequency of actions</text:p>
            <text:p text:style-name="P3">have provided promising results in the past for 2-player GV-</text:p>
            <text:p text:style-name="P3">GAI (Gonzalez-Castro and Perez-Liebana 2017).</text:p>
            <text:p text:style-name="P3"/>
            <text:p text:style-name="P7">Learn an offline Probability distribution of the MCTS Player and REHA Player for decisions made in close vicinity. Kind of like a Hash map that it knows going into the game (make it fairly small). If the opponents deviate from this Hash table in the initial instances, then <text:span text:style-name="T4">either change assumption, or go to Random player</text:span></text:p>
            <text:p text:style-name="P7"/>
            <text:p text:style-name="P7">Actions available <text:span text:style-name="T3">will become columns</text:span>: <text:s/></text:p>
            <text:p text:style-name="P8">Stop, UP, DOWN, LEFT, RIGHT, BOMB</text:p>
            <text:p text:style-name="P8"/>
            <text:p text:style-name="P8">SquareSize: </text:p>
            <text:p text:style-name="P8">8 x 3</text:p>
            <text:p text:style-name="P8"/>
            <text:p text:style-name="P1">passage (players can walk through these) [type 0] </text:p>
            <text:list xml:id="list572907225" text:style-name="L1">
              <text:list-item>
                <text:p text:style-name="P10">rigid (impassable and indestructible) [type 1] </text:p>
              </text:list-item>
              <text:list-item>
                <text:p text:style-name="P10">wood (can be destroyed by bombs; half of these walls spawn power-ups) [type 2] </text:p>
              </text:list-item>
              <text:list-item>
                <text:p text:style-name="P10">bomb [type 3] </text:p>
              </text:list-item>
              <text:list-item>
                <text:p text:style-name="P10">flames (from bomb explosion) [type 4] </text:p>
              </text:list-item>
              <text:list-item>
                <text:p text:style-name="P10">fog (player does not know what's there, could be any of the other tiles) [type 5] </text:p>
              </text:list-item>
              <text:list-item>
                <text:p text:style-name="P10">power-ups [types 6-8] <text:span text:style-name="T4">(treat same)</text:span></text:p>
              </text:list-item>
              <text:list-item>
                <text:p text:style-name="P10">dummyAgent (used to signal no other opponent or teammate) [type 9] </text:p>
              </text:list-item>
              <text:list-item>
                <text:p text:style-name="P9">agents [types 10-13] </text:p>
              </text:list-item>
            </text:list>
            <text:p text:style-name="P8"/>
            <text:p text:style-name="P8"/>
            <text:p text:style-name="P8"><text:soft-page-break/></text:p>
            <text:p text:style-name="P8">This table will then be compared against</text:p>
            <text:p text:style-name="P7"/>
          </table:table-cell>
        </table:table-row>
        <table:table-row>
          <table:table-cell table:style-name="Table1.A2" office:value-type="string">
            <text:p text:style-name="P4">https://www.borealisai.com/en/blog/pommerman-team-competition-or-how-we-learned-stop-worrying-and-love-battle/</text:p>
          </table:table-cell>
          <table:table-cell table:style-name="Table1.B2" office:value-type="string">
            <text:p text:style-name="Table_20_Contents">Additionally, we added <text:span text:style-name="Emphasis">dense</text:span> rewards to help the agent improve learning performance. We took inspiration from the <text:span text:style-name="Emphasis">difference reward</text:span> mechanism to provide agents with a more meaningful contribution of their behavior, this in contrast to simply using the single global reward.</text:p>
          </table:table-cell>
        </table:table-row>
        <table:table-row>
          <table:table-cell table:style-name="Table1.A2" office:value-type="string">
            <text:p text:style-name="P4">Real Time Monte Carlo Tree Search</text:p>
          </table:table-cell>
          <table:table-cell table:style-name="Table1.B2" office:value-type="string">
            <text:p text:style-name="P4">Search Tree re-use:</text:p>
            <text:p text:style-name="P4">1. Rule-based reuse: Reuse the tree unless a particular condition is met.</text:p>
            <text:p text:style-name="P4">2. Continuous Decay: Values stored at nodes decay over time; continues to use results.</text:p>
            <text:p text:style-name="P4"/>
            <text:p text:style-name="P4">Store more statistics at each node.</text:p>
            <text:p text:style-name="P4"/>
            <text:p text:style-name="P5">Ghosts move based on an -greedy strategy [33], [36]. With</text:p>
            <text:p text:style-name="P5">probability e at each turn, a ghost makes a random move.</text:p>
            <text:p text:style-name="P5">With probability 1 – e the ghosts move according to strategic</text:p>
            <text:p text:style-name="P5">rules, derived from the rules proposed in [15] and detailed in</text:p>
            <text:p text:style-name="P5">this section.</text:p>
            <text:p text:style-name="P5"/>
            <text:p text:style-name="P5">Maximum evaluation might be preferable: evaluating a future junction in Pacman, going one way always death, other way always life: averaging would be 0,5 but maximum is, correctly 1. We would always choose to go one way at that junction.</text:p>
            <text:p text:style-name="P5"/>
            <text:p text:style-name="P5">Most notably, an increase in performance was achieved when</text:p>
            <text:p text:style-name="P6">reusing information between moves and decaying this informa-</text:p>
            <text:p text:style-name="P5"><text:span text:style-name="T1">tion with a factor</text:span> . This approach differs considerably from</text:p>
            <text:p text:style-name="P5">previous work where either all information was reused as is, or</text:p>
            <text:p text:style-name="P5">decaying was performed during the search, as opposed to in be-</text:p>
            <text:p text:style-name="P5">tween searches.</text:p>
          </table:table-cell>
        </table:table-row>
        <table:table-row>
          <table:table-cell table:style-name="Table1.A2" office:value-type="string">
            <text:p text:style-name="Table_20_Contents"/>
          </table:table-cell>
          <table:table-cell table:style-name="Table1.B2" office:value-type="string">
            <text:p text:style-name="P7"/>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0T16:18:31.358014975</meta:creation-date>
    <meta:generator>LibreOffice/5.3.6.1$Linux_X86_64 LibreOffice_project/30$Build-1</meta:generator>
    <dc:date>2019-11-04T17:31:38.782092934</dc:date>
    <meta:editing-duration>PT5M39S</meta:editing-duration>
    <meta:editing-cycles>2</meta:editing-cycles>
    <meta:document-statistic meta:table-count="1" meta:image-count="0" meta:object-count="0" meta:page-count="3" meta:paragraph-count="95" meta:word-count="1003" meta:character-count="6009" meta:non-whitespace-character-count="5096"/>
  </office:meta>
</office:document-meta>
</file>